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宋体" svg:font-family="宋体"/>
    <style:font-face style:name="F" svg:font-family="" style:font-family-generic="roman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7.13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54mm" fo:break-before="auto" style:use-optimal-row-height="true"/>
    </style:style>
    <style:style style:name="ro8" style:family="table-row">
      <style:table-row-properties style:row-height="16.85mm" fo:break-before="auto" style:use-optimal-row-height="tru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true" fo:border-top="0.74pt solid #3c3c3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font-name-asian="Noto Sans CJK SC Regular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/>
    </style:style>
    <style:style style:name="ce32" style:family="table-cell" style:parent-style-name="常规_5f_国合2_5f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7" table:number-rows-spanned="1">
            <text:p><text:a xlink:href="py3o://for=%22stock_picking%20in%20return_stock_picking_list%22" xlink:type="simple">for="stock_picking in return_stock_picking_list"</text:a>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 table:number-columns-spanned="7" table:number-rows-spanned="1">
            <text:p>上海钰工机电有限公司 © 2008保留版权 Copyright © 2008 TEC-SPIRAL ENTERPRISES CO.,LTD. All rights reserved. </text:p>
          </table:table-cell>
          <table:covered-table-cell table:number-columns-repeated="6" table:style-name="ce2"/>
        </table:table-row>
        <table:table-row table:style-name="ro2">
          <table:table-cell table:style-name="ce3" office:value-type="string" calcext:value-type="string" table:number-columns-spanned="2" table:number-rows-spanned="1">
            <text:p>退货单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页码：1 of 1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生效日期：2009年06月12日</text:p>
          </table:table-cell>
          <table:covered-table-cell table:style-name="ce3"/>
        </table:table-row>
        <table:table-row table:style-name="ro1">
          <table:table-cell table:style-name="ce4" table:number-columns-repeated="7"/>
        </table:table-row>
        <table:table-row table:style-name="ro3">
          <table:table-cell table:style-name="ce5" office:value-type="string" calcext:value-type="string" table:number-columns-spanned="7" table:number-rows-spanned="1">
            <text:p>退 货 单</text:p>
          </table:table-cell>
          <table:covered-table-cell table:number-columns-repeated="6" table:style-name="ce14"/>
        </table:table-row>
        <table:table-row table:style-name="ro4">
          <table:table-cell table:style-name="ce6" table:number-columns-repeated="4"/>
          <table:table-cell table:style-name="ce27" office:value-type="string" calcext:value-type="string">
            <text:p>${stock_picking.order.name}</text:p>
          </table:table-cell>
          <table:table-cell table:style-name="ce27"/>
          <table:table-cell table:style-name="ce37"/>
        </table:table-row>
        <table:table-row table:style-name="ro5">
          <table:table-cell table:style-name="ce7"/>
          <table:table-cell table:style-name="ce15"/>
          <table:table-cell table:style-name="ce16" table:number-columns-repeated="2"/>
          <table:table-cell table:style-name="ce28" office:value-type="string" calcext:value-type="string">
            <text:p>发出仓库: ${stock_picking.order.location_id.name}</text:p>
          </table:table-cell>
          <table:table-cell table:style-name="ce16" table:number-columns-repeated="2"/>
        </table:table-row>
        <table:table-row table:style-name="ro5">
          <table:table-cell table:style-name="ce8" office:value-type="string" calcext:value-type="string">
            <text:p>出库时间：${stock_picking.order.min_date}</text:p>
          </table:table-cell>
          <table:table-cell table:style-name="ce16" table:number-columns-repeated="3"/>
          <table:table-cell table:style-name="ce29" office:value-type="string" calcext:value-type="string">
            <text:p>出库类型：不良品退货</text:p>
          </table:table-cell>
          <table:table-cell table:style-name="ce16" table:number-columns-repeated="2"/>
        </table:table-row>
        <table:table-row table:style-name="ro6">
          <table:table-cell table:style-name="ce9" office:value-type="string" calcext:value-type="string">
            <text:p>编号</text:p>
          </table:table-cell>
          <table:table-cell table:style-name="ce17" office:value-type="string" calcext:value-type="string">
            <text:p>订单号码</text:p>
          </table:table-cell>
          <table:table-cell table:style-name="ce21" office:value-type="string" calcext:value-type="string">
            <text:p>产品编号</text:p>
          </table:table-cell>
          <table:table-cell table:style-name="ce9" office:value-type="string" calcext:value-type="string">
            <text:p>品名</text:p>
          </table:table-cell>
          <table:table-cell table:style-name="ce30" office:value-type="string" calcext:value-type="string">
            <text:p>数量（张）</text:p>
          </table:table-cell>
          <table:table-cell table:style-name="ce17" office:value-type="string" calcext:value-type="string">
            <text:p>箱数</text:p>
          </table:table-cell>
          <table:table-cell table:style-name="ce9" office:value-type="string" calcext:value-type="string">
            <text:p>备注</text:p>
          </table:table-cell>
        </table:table-row>
        <table:table-row table:style-name="ro7">
          <table:table-cell table:style-name="ce10" office:value-type="string" calcext:value-type="string" table:number-columns-spanned="7" table:number-rows-spanned="1">
            <text:p><text:a xlink:href="py3o://for=%22line%20in%20stock_picking.order.pack_operation_product_ids%22" xlink:type="simple">for="line in stock_picking.order.pack_operation_product_ids"</text:a></text:p>
          </table:table-cell>
          <table:covered-table-cell table:style-name="ce17"/>
          <table:covered-table-cell table:style-name="ce21"/>
          <table:covered-table-cell table:style-name="ce9"/>
          <table:covered-table-cell table:style-name="ce30"/>
          <table:covered-table-cell table:style-name="ce17"/>
          <table:covered-table-cell table:style-name="ce9"/>
        </table:table-row>
        <table:table-row table:style-name="ro8">
          <table:table-cell table:style-name="ce11"/>
          <table:table-cell table:style-name="ce18" office:value-type="string" calcext:value-type="string">
            <text:p>${stock_picking.order.returned_purchase_id.name}</text:p>
          </table:table-cell>
          <table:table-cell table:style-name="ce18" office:value-type="string" calcext:value-type="string">
            <text:p>${line.product_id.customer_product_code}</text:p>
          </table:table-cell>
          <table:table-cell table:style-name="ce24" office:value-type="string" calcext:value-type="string">
            <text:p>${line.product_id.name}</text:p>
          </table:table-cell>
          <table:table-cell table:style-name="ce31" office:value-type="string" calcext:value-type="string">
            <text:p>${line.qty_done}</text:p>
          </table:table-cell>
          <table:table-cell table:style-name="ce34"/>
          <table:table-cell table:style-name="ce38"/>
        </table:table-row>
        <table:table-row table:style-name="ro9">
          <table:table-cell table:style-name="ce12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style-name="ce19"/>
          <table:covered-table-cell table:style-name="ce22"/>
          <table:covered-table-cell table:style-name="ce25"/>
          <table:covered-table-cell table:style-name="ce32"/>
          <table:covered-table-cell table:style-name="ce35"/>
          <table:covered-table-cell table:style-name="ce39"/>
        </table:table-row>
        <table:table-row table:style-name="ro10">
          <table:table-cell table:style-name="ce11"/>
          <table:table-cell table:style-name="ce20" office:value-type="string" calcext:value-type="string">
            <text:p>合计<text:span text:style-name="T1">:</text:span></text:p>
          </table:table-cell>
          <table:table-cell table:style-name="ce23"/>
          <table:table-cell table:style-name="ce26"/>
          <table:table-cell table:style-name="ce33" office:value-type="string" calcext:value-type="string">
            <text:p>${stock_picking.qty_total}</text:p>
          </table:table-cell>
          <table:table-cell table:style-name="ce36"/>
          <table:table-cell table:style-name="ce18"/>
        </table:table-row>
        <table:table-row table:style-name="ro10">
          <table:table-cell table:style-name="ce13" office:value-type="string" calcext:value-type="string" table:number-columns-spanned="7" table:number-rows-spanned="1">
            <text:p>财会部： <text:s text:c="6"/>制单/经办人: <text:s text:c="8"/>质检部： <text:s text:c="7"/>仓库： <text:s text:c="6"/>发货： <text:s text:c="6"/>司机:</text:p>
          </table:table-cell>
          <table:covered-table-cell table:number-columns-repeated="6" table:style-name="ce13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宋体" svg:font-family="宋体"/>
    <style:font-face style:name="F" svg:font-family="" style:font-family-generic="roman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0" loext:min-decimal-places="0" number:min-integer-digits="1"/>
      <number:text>PCS</number:text>
    </number:number-style>
    <number:number-style style:name="N137">
      <number:number number:decimal-places="0" loext:min-decimal-places="0" number:min-integer-digits="1"/>
      <number:text>CTNS</number:text>
    </number:number-style>
    <number:number-style style:name="N138">
      <number:number number:decimal-places="3" loext:min-decimal-places="0" number:min-integer-digits="0" number:decimal-replacement=""/>
      <number:text>kg</number:text>
    </number:number-style>
    <number:number-style style:name="N139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year number:style="long"/>
      <number:text>年</number:text>
      <number:month/>
      <number:text>月</number:text>
    </number:date-style>
    <number:date-style style:name="N10126" number:language="zh" number:country="CN">
      <number:month/>
      <number:text>月</number:text>
      <number:day/>
      <number:text>日</number:text>
    </number:date-style>
    <number:date-style style:name="N10127" number:language="zh" number:country="CN">
      <number:month/>
      <number:text>-</number:text>
      <number:day/>
      <number:text>-</number:text>
      <number:year/>
    </number:date-style>
    <number:date-style style:name="N10128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9" number:language="zh" number:country="CN">
      <number:hours/>
      <number:text>时</number:text>
      <number:minutes number:style="long"/>
      <number:text>分</number:text>
    </number:time-style>
    <number:time-style style:name="N10130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1" number:language="zh" number:country="CN">
      <number:am-pm/>
      <number:hours/>
      <number:text>时</number:text>
      <number:minutes number:style="long"/>
      <number:text>分</number:text>
    </number:time-style>
    <number:time-style style:name="N10132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国合2_5f_2" style:display-name="常规_国合2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09:04.800956184</meta:creation-date>
    <dc:date>2017-07-12T12:57:01.668075376</dc:date>
    <meta:editing-duration>PT7M24S</meta:editing-duration>
    <meta:editing-cycles>1</meta:editing-cycles>
    <meta:document-statistic meta:table-count="1" meta:cell-count="27" meta:object-count="0"/>
    <meta:generator>LibreOffice/5.3.3.2$Linux_X86_64 LibreOffice_project/3d9a8b4b4e538a85e0782bd6c2d430bafe583448</meta:generator>
  </office:meta>
</office:document-meta>
</file>